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style:text-autospace="none"/>
      <style:text-properties fo:color="#000000" fo:font-family="'Courier New'" style:font-family-generic="modern" style:font-pitch="fixed" fo:font-size="11pt" style:font-family-asian="'Courier New'" style:font-family-generic-asian="modern" style:font-pitch-asian="fixed" style:font-size-asian="11pt" style:font-family-complex="'Courier New'" style:font-family-generic-complex="modern" style:font-pitch-complex="fixed" style:font-size-complex="6.30000019073486pt"/>
    </style:style>
    <style:style style:name="P2" style:family="paragraph">
      <style:paragraph-properties fo:text-align="center"/>
    </style:style>
    <style:style style:name="T1" style:family="text">
      <style:text-properties fo:color="#000000" style:text-outline="false" style:text-line-through-style="none" fo:font-family="'Courier New'" style:font-family-generic="modern" style:font-pitch="fixed" fo:font-size="11pt" fo:font-style="normal" fo:text-shadow="none" style:text-underline-style="none" fo:font-weight="normal" style:letter-kerning="true" style:font-family-asian="'Courier New'" style:font-family-generic-asian="modern" style:font-pitch-asian="fixed" style:font-size-asian="11pt" style:font-style-asian="normal" style:font-weight-asian="normal" style:font-family-complex="'Courier New'" style:font-family-generic-complex="modern" style:font-pitch-complex="fixed" style:font-size-complex="6.30000019073486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id="id1" draw:layer="layout" svg:width="7cm" svg:height="1.5cm" svg:x="1cm" svg:y="1cm">
          <text:p text:style-name="P1"><text:span text:style-name="T1">ParticipantSearchView</text:span></text:p>
        </draw:rect>
        <draw:rect draw:style-name="gr1" draw:text-style-name="P2" draw:id="id3" draw:layer="layout" svg:width="7cm" svg:height="1.5cm" svg:x="1cm" svg:y="3cm">
          <text:p text:style-name="P1"><text:span text:style-name="T1">ParticipantSearchPage</text:span></text:p>
        </draw:rect>
        <draw:rect draw:style-name="gr1" draw:text-style-name="P2" draw:id="id2" draw:layer="layout" svg:width="7cm" svg:height="1.5cm" svg:x="10cm" svg:y="3cm">
          <text:p text:style-name="P1"><text:span text:style-name="T1">ParticipantSearchComposite</text:span></text:p>
        </draw:rect>
        <draw:connector draw:style-name="gr2" draw:text-style-name="P2" draw:layer="layout" draw:type="lines" svg:x1="8cm" svg:y1="1.75cm" svg:x2="10cm" svg:y2="3.75cm" draw:start-shape="id1" draw:start-glue-point="1" draw:end-shape="id2" draw:end-glue-point="3" svg:d="m8000 1750h500l1000 2000h500">
          <text:p/>
        </draw:connector>
        <draw:connector draw:style-name="gr2" draw:text-style-name="P2" draw:layer="layout" draw:type="lines" svg:x1="8cm" svg:y1="3.75cm" svg:x2="10cm" svg:y2="3.75cm" draw:start-shape="id3" draw:start-glue-point="1" draw:end-shape="id2" svg:d="m8000 3750h500 1000 500">
          <text:p/>
        </draw:connector>
        <draw:rect draw:style-name="gr1" draw:text-style-name="P2" draw:id="id4" draw:layer="layout" svg:width="7cm" svg:height="1.5cm" svg:x="1cm" svg:y="5cm">
          <text:p text:style-name="P1"><text:span text:style-name="T1">ParticipantWhereWizardPage</text:span></text:p>
        </draw:rect>
        <draw:connector draw:style-name="gr2" draw:text-style-name="P2" draw:layer="layout" draw:type="lines" svg:x1="8cm" svg:y1="5.75cm" svg:x2="10cm" svg:y2="3.75cm" draw:start-shape="id4" draw:start-glue-point="1" draw:end-shape="id2" svg:d="m8000 5750h500l1000-2000h500">
          <text:p/>
        </draw:connector>
        <draw:rect draw:style-name="gr1" draw:text-style-name="P2" draw:id="id5" draw:layer="layout" svg:width="5cm" svg:height="1.5cm" svg:x="11cm" svg:y="6.5cm">
          <text:p text:style-name="P1"><text:span text:style-name="T1">ParticipantSearch</text:span></text:p>
        </draw:rect>
        <draw:connector draw:style-name="gr2" draw:text-style-name="P2" draw:layer="layout" draw:type="lines" svg:x1="13.5cm" svg:y1="4.5cm" svg:x2="13.5cm" svg:y2="6.5cm" draw:start-shape="id2" draw:start-glue-point="2" draw:end-shape="id5" draw:end-glue-point="0" svg:d="m13500 4500v500 1000 500">
          <text:p/>
        </draw:connector>
        <draw:rect draw:style-name="gr1" draw:text-style-name="P2" draw:id="id6" draw:layer="layout" svg:width="5cm" svg:height="1.5cm" svg:x="19cm" svg:y="3cm">
          <text:p text:style-name="P1"><text:span text:style-name="T1">WhereComposite</text:span></text:p>
        </draw:rect>
        <draw:connector draw:style-name="gr2" draw:text-style-name="P2" draw:layer="layout" draw:type="lines" svg:x1="17cm" svg:y1="3.75cm" svg:x2="19cm" svg:y2="3.75cm" draw:start-shape="id2" draw:start-glue-point="1" draw:end-shape="id6" draw:end-glue-point="3" svg:d="m17000 3750h500 1000 500">
          <text:p/>
        </draw:connector>
        <draw:rect draw:style-name="gr1" draw:text-style-name="P2" draw:id="id7" draw:layer="layout" svg:width="5cm" svg:height="1.5cm" svg:x="19cm" svg:y="6.5cm">
          <text:p text:style-name="P1"><text:span text:style-name="T1">WhereTerm</text:span></text:p>
        </draw:rect>
        <draw:connector draw:style-name="gr2" draw:text-style-name="P2" draw:layer="layout" draw:type="lines" svg:x1="21.5cm" svg:y1="4.5cm" svg:x2="21.5cm" svg:y2="6.5cm" draw:start-shape="id6" draw:start-glue-point="2" draw:end-shape="id7" draw:end-glue-point="0" svg:d="m21500 4500v500 1000 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acha Warning</meta:initial-creator>
    <meta:creation-date>2009-02-16T18:41:53.93</meta:creation-date>
    <dc:date>2009-02-16T18:55:55.25</dc:date>
    <dc:creator>Sacha Warning</dc:creator>
    <meta:editing-duration>PT00H14M08S</meta:editing-duration>
    <meta:editing-cycles>1</meta:editing-cycles>
    <meta:document-statistic meta:object-count="13"/>
    <meta:generator>OpenOffice.org/3.0$Win32 OpenOffice.org_project/300m9$Build-9358</meta:generator>
  </office:meta>
</office:document-meta>
</file>